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DE00000135FEF0DA37.svm" manifest:media-type=""/>
  <manifest:file-entry manifest:full-path="Pictures/200000010000018A000000D8A4D10E32.svm" manifest:media-type=""/>
  <manifest:file-entry manifest:full-path="Pictures/20000001000001B8000001310E3B1D53.svm" manifest:media-type=""/>
  <manifest:file-entry manifest:full-path="Pictures/20000001000006060000015F99F3F85B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1DE00000135B1F0B46B.svm" manifest:media-type=""/>
  <manifest:file-entry manifest:full-path="Pictures/20000001000001570000012D05F98AF2.svm" manifest:media-type=""/>
  <manifest:file-entry manifest:full-path="Pictures/200000010000034E000000E5D8367438.svm" manifest:media-type=""/>
  <manifest:file-entry manifest:full-path="Pictures/2000000200000438000001148AF4AA36.eps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C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(\beta +1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925cm" svg:height="3.047cm" svg:x="0.424cm" svg:y="0.668cm">
          <draw:image xlink:href="Pictures/2000000200000438000001148AF4AA36.eps" xlink:type="simple" xlink:show="embed" xlink:actuate="onLoad">
            <text:p/>
          </draw:image>
        </draw:frame>
        <draw:frame draw:style-name="gr2" draw:text-style-name="P1" draw:layer="layout" svg:width="0.862cm" svg:height="0.426cm" svg:x="11.48cm" svg:y="0.28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21cm" svg:height="0.414cm" svg:x="10.479cm" svg:y="0.978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10.468cm" svg:y="2.61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65cm" svg:height="0.414cm" svg:x="12.085cm" svg:y="2.852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615cm" svg:height="0.426cm" svg:x="10.304cm" svg:y="1.502cm">
          <draw:image xlink:href="Pictures/20000001000001B8000001310E3B1D53.svm" xlink:type="simple" xlink:show="embed" xlink:actuate="onLoad">
            <text:p/>
          </draw:image>
        </draw:frame>
        <draw:frame draw:style-name="gr7" draw:text-style-name="P1" draw:layer="layout" svg:width="0.479cm" svg:height="0.42cm" svg:x="9.545cm" svg:y="1.582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349cm" svg:height="0.301cm" svg:x="8.893cm" svg:y="2.633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1" draw:layer="layout" svg:width="0.407cm" svg:height="0.301cm" svg:x="12.347cm" svg:y="2.413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1.183cm" svg:height="0.319cm" svg:x="6.47cm" svg:y="1.379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668cm" svg:height="0.431cm" svg:x="6.474cm" svg:y="2.05cm">
          <draw:image xlink:href="Pictures/20000001000001DE00000135B1F0B46B.svm" xlink:type="simple" xlink:show="embed" xlink:actuate="onLoad">
            <text:p/>
          </draw:image>
        </draw:frame>
        <draw:frame draw:style-name="gr7" draw:text-style-name="P1" draw:layer="layout" svg:width="0.479cm" svg:height="0.42cm" svg:x="1.034cm" svg:y="0.546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349cm" svg:height="0.301cm" svg:x="0.25cm" svg:y="1.674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521cm" svg:height="0.414cm" svg:x="1.156cm" svg:y="1.49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32cm" svg:height="0.414cm" svg:x="1.956cm" svg:y="1.474cm">
          <draw:image xlink:href="Pictures/200000010000017D00000129E242AB27.svm" xlink:type="simple" xlink:show="embed" xlink:actuate="onLoad">
            <text:p/>
          </draw:image>
        </draw:frame>
        <draw:frame draw:style-name="gr12" draw:text-style-name="P1" draw:layer="layout" svg:width="2.157cm" svg:height="0.49cm" svg:x="2.818cm" svg:y="2.548cm">
          <draw:image xlink:href="Pictures/20000001000006060000015F99F3F85B.svm" xlink:type="simple" xlink:show="embed" xlink:actuate="onLoad">
            <text:p/>
          </draw:image>
        </draw:frame>
        <draw:frame draw:style-name="gr13" draw:text-style-name="P1" draw:layer="layout" svg:width="0.55cm" svg:height="0.301cm" svg:x="3.644cm" svg:y="1.476cm">
          <draw:image xlink:href="Pictures/200000010000018A000000D8A4D10E32.svm" xlink:type="simple" xlink:show="embed" xlink:actuate="onLoad">
            <text:p/>
          </draw:image>
        </draw:frame>
        <draw:frame draw:style-name="gr14" draw:text-style-name="P1" draw:layer="layout" svg:width="0.668cm" svg:height="0.431cm" svg:x="5.405cm" svg:y="1.378cm">
          <draw:image xlink:href="Pictures/20000001000001DE00000135FEF0DA37.svm" xlink:type="simple" xlink:show="embed" xlink:actuate="onLoad">
            <text:p/>
          </draw:image>
        </draw:frame>
        <draw:frame draw:style-name="gr9" draw:text-style-name="P1" draw:layer="layout" svg:width="0.407cm" svg:height="0.301cm" svg:x="5.249cm" svg:y="2.127cm">
          <draw:image xlink:href="Pictures/2000000100000124000000D8A19DD694.svm" xlink:type="simple" xlink:show="embed" xlink:actuate="onLoad">
            <text:p/>
          </draw:image>
        </draw:frame>
        <draw:custom-shape draw:style-name="gr15" draw:text-style-name="P1" draw:layer="layout" svg:width="2.712cm" svg:height="3.473cm" svg:x="0.166cm" svg:y="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2H12M</meta:editing-duration>
    <meta:editing-cycles>24</meta:editing-cycles>
    <meta:generator>LibreOffice/3.3$Linux LibreOffice_project/330m19$Build-401</meta:generator>
    <dc:title>kkkFigures</dc:title>
    <meta:initial-creator>kkk </meta:initial-creator>
    <dc:date>2014-02-08T14:07:43</dc:date>
    <dc:creator>kkk </dc:creator>
    <meta:document-statistic meta:object-count="20"/>
    <meta:template xlink:type="simple" xlink:actuate="onRequest" xlink:title="kkkFigures" xlink:href="../../../../.libreoffice/3/user/template/kkkFigures.otg" meta:date="2014-02-01T21:06:06"/>
  </office:meta>
</office:document-meta>
</file>